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7000002914B0C7167D8D501BE.png" manifest:media-type="image/png"/>
  <manifest:file-entry manifest:full-path="Pictures/100000010000043600000330474DD3648623568A.png" manifest:media-type="image/png"/>
  <manifest:file-entry manifest:full-path="Pictures/100000010000043100000389536CB566E4E13264.png" manifest:media-type="image/png"/>
  <manifest:file-entry manifest:full-path="Pictures/100000010000041A00000336C1DCC6EA69CBFD39.png" manifest:media-type="image/png"/>
  <manifest:file-entry manifest:full-path="Pictures/100000010000043400000321C21AFA79DB92F0B6.png" manifest:media-type="image/png"/>
  <manifest:file-entry manifest:full-path="Pictures/100000010000042C00000273BE8F646875A43DFF.png" manifest:media-type="image/png"/>
  <manifest:file-entry manifest:full-path="Pictures/1000000100000430000003152154AC53CC005A90.png" manifest:media-type="image/png"/>
  <manifest:file-entry manifest:full-path="Pictures/10000001000004350000033358BA2ED3634A9CF5.png" manifest:media-type="image/png"/>
  <manifest:file-entry manifest:full-path="Pictures/100000010000043300000377399F5396A33DB419.png" manifest:media-type="image/png"/>
  <manifest:file-entry manifest:full-path="Pictures/1000000100000432000002C597587EF8691CE1B3.png" manifest:media-type="image/png"/>
  <manifest:file-entry manifest:full-path="Pictures/1000000000000500000000F7B4C49828C02B1967.png" manifest:media-type="image/png"/>
  <manifest:file-entry manifest:full-path="Pictures/100000010000043100000397559E9A826AB70AF2.png" manifest:media-type="image/png"/>
  <manifest:file-entry manifest:full-path="Pictures/100000010000043B0000033741EF01FA8BE77847.png" manifest:media-type="image/png"/>
  <manifest:file-entry manifest:full-path="Pictures/10000001000004380000034BB276412B1095D9BD.png" manifest:media-type="image/png"/>
  <manifest:file-entry manifest:full-path="Pictures/10000001000004340000038161803558B1FE6EE1.png" manifest:media-type="image/png"/>
  <manifest:file-entry manifest:full-path="Pictures/100000010000044E000003A53B5092E3C2F2E780.png" manifest:media-type="image/png"/>
  <manifest:file-entry manifest:full-path="Pictures/1000000100000441000003630BB68D8C8ECAE5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59f8"/>
    </style:style>
    <style:style style:name="P2" style:family="paragraph" style:parent-style-name="Standard">
      <style:paragraph-properties fo:break-before="page"/>
      <style:text-properties officeooo:paragraph-rsid="000159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Bild1" text:anchor-type="char" svg:x="0.235cm" svg:y="0.097cm" svg:width="17cm" svg:height="10.351cm" draw:z-index="0"><draw:image xlink:href="Pictures/1000000100000437000002914B0C7167D8D501BE.png" xlink:type="simple" xlink:show="embed" xlink:actuate="onLoad" draw:mime-type="image/png"/></draw:frame><draw:frame draw:style-name="fr2" draw:name="Bild2" text:anchor-type="char" svg:x="0.235cm" svg:y="10.446cm" svg:width="17cm" svg:height="12.656cm" draw:z-index="1"><draw:image xlink:href="Pictures/100000010000043400000321C21AFA79DB92F0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Bild3" text:anchor-type="char" svg:x="0.146cm" svg:y="-0.042cm" svg:width="17cm" svg:height="9.98cm" draw:z-index="2"><draw:image xlink:href="Pictures/100000010000042C00000273BE8F646875A43DFF.png" xlink:type="simple" xlink:show="embed" xlink:actuate="onLoad" draw:mime-type="image/png"/></draw:frame></text:p>
      <text:p text:style-name="P1"><draw:frame draw:style-name="fr1" draw:name="Bild4" text:anchor-type="char" svg:width="17cm" svg:height="12.511cm" draw:z-index="3"><draw:image xlink:href="Pictures/1000000100000430000003152154AC53CC005A90.png" xlink:type="simple" xlink:show="embed" xlink:actuate="onLoad" draw:mime-type="image/png"/></draw:frame></text:p>
      <text:p text:style-name="P2"><draw:frame draw:style-name="fr2" draw:name="Bild5" text:anchor-type="char" svg:x="0.146cm" svg:y="0.104cm" svg:width="17cm" svg:height="12.926cm" draw:z-index="4"><draw:image xlink:href="Pictures/10000001000004350000033358BA2ED3634A9CF5.png" xlink:type="simple" xlink:show="embed" xlink:actuate="onLoad" draw:mime-type="image/png"/></draw:frame><draw:frame draw:style-name="fr2" draw:name="Bild6" text:anchor-type="char" svg:x="0.146cm" svg:y="12.275cm" svg:width="17cm" svg:height="14.026cm" draw:z-index="5"><draw:image xlink:href="Pictures/100000010000043300000377399F5396A33DB41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Bild8" text:anchor-type="char" svg:x="0cm" svg:y="0.092cm" svg:width="17cm" svg:height="12.868cm" draw:z-index="7"><draw:image xlink:href="Pictures/100000010000043600000330474DD3648623568A.png" xlink:type="simple" xlink:show="embed" xlink:actuate="onLoad" draw:mime-type="image/png"/></draw:frame></text:p>
      <text:p text:style-name="P1"/>
      <text:p text:style-name="P1"><draw:frame draw:style-name="fr1" draw:name="Bild9" text:anchor-type="char" svg:width="17cm" svg:height="11.222cm" draw:z-index="8"><draw:image xlink:href="Pictures/1000000100000432000002C597587EF8691CE1B3.png" xlink:type="simple" xlink:show="embed" xlink:actuate="onLoad" draw:mime-type="image/png"/></draw:frame><text:soft-page-break/></text:p>
      <text:p text:style-name="P2"><draw:frame draw:style-name="fr1" draw:name="Bild7" text:anchor-type="char" svg:width="17cm" svg:height="3.281cm" draw:z-index="6"><draw:image xlink:href="Pictures/1000000000000500000000F7B4C49828C02B1967.png" xlink:type="simple" xlink:show="embed" xlink:actuate="onLoad" draw:mime-type="image/png"/></draw:frame></text:p>
      <text:p text:style-name="P2"/>
      <text:p text:style-name="P1"/>
      <text:p text:style-name="P1"/>
      <text:p text:style-name="P1"><draw:frame draw:style-name="fr1" draw:name="Bild10" text:anchor-type="char" svg:width="17cm" svg:height="11.222cm" draw:z-index="9"><draw:image xlink:href="Pictures/1000000100000432000002C597587EF8691CE1B3.png" xlink:type="simple" xlink:show="embed" xlink:actuate="onLoad" draw:mime-type="image/png"/></draw:frame></text:p>
      <text:p text:style-name="P2"><draw:frame draw:style-name="fr1" draw:name="Bild11" text:anchor-type="char" svg:width="17cm" svg:height="13.307cm" draw:z-index="10"><draw:image xlink:href="Pictures/100000010000041A00000336C1DCC6EA69CBFD39.png" xlink:type="simple" xlink:show="embed" xlink:actuate="onLoad" draw:mime-type="image/png"/></draw:frame></text:p>
      <text:p text:style-name="P2"><draw:frame draw:style-name="fr1" draw:name="Bild12" text:anchor-type="char" svg:width="17cm" svg:height="14.559cm" draw:z-index="11"><draw:image xlink:href="Pictures/100000010000043100000397559E9A826AB70AF2.png" xlink:type="simple" xlink:show="embed" xlink:actuate="onLoad" draw:mime-type="image/png"/></draw:frame></text:p>
      <text:p text:style-name="P2"><draw:frame draw:style-name="fr1" draw:name="Bild13" text:anchor-type="char" svg:width="17cm" svg:height="12.919cm" draw:z-index="12"><draw:image xlink:href="Pictures/100000010000043B0000033741EF01FA8BE77847.png" xlink:type="simple" xlink:show="embed" xlink:actuate="onLoad" draw:mime-type="image/png"/></draw:frame></text:p>
      <text:p text:style-name="P2"><draw:frame draw:style-name="fr1" draw:name="Bild14" text:anchor-type="char" svg:width="17cm" svg:height="13.268cm" draw:z-index="13"><draw:image xlink:href="Pictures/10000001000004380000034BB276412B1095D9BD.png" xlink:type="simple" xlink:show="embed" xlink:actuate="onLoad" draw:mime-type="image/png"/></draw:frame></text:p>
      <text:p text:style-name="P2"><draw:frame draw:style-name="fr2" draw:name="Bild15" text:anchor-type="char" svg:x="0.206cm" svg:y="0.21cm" svg:width="17cm" svg:height="14.171cm" draw:z-index="14"><draw:image xlink:href="Pictures/10000001000004340000038161803558B1FE6EE1.png" xlink:type="simple" xlink:show="embed" xlink:actuate="onLoad" draw:mime-type="image/png"/></draw:frame></text:p>
      <text:p text:style-name="P1"/>
      <text:p text:style-name="P1"/>
      <text:p text:style-name="P2"><draw:frame draw:style-name="fr1" draw:name="Bild16" text:anchor-type="char" svg:width="17cm" svg:height="14.393cm" draw:z-index="15"><draw:image xlink:href="Pictures/100000010000044E000003A53B5092E3C2F2E780.png" xlink:type="simple" xlink:show="embed" xlink:actuate="onLoad" draw:mime-type="image/png"/></draw:frame></text:p>
      <text:p text:style-name="P2"><draw:frame draw:style-name="fr1" draw:name="Bild17" text:anchor-type="char" svg:width="17cm" svg:height="14.339cm" draw:z-index="16"><draw:image xlink:href="Pictures/100000010000043100000389536CB566E4E13264.png" xlink:type="simple" xlink:show="embed" xlink:actuate="onLoad" draw:mime-type="image/png"/></draw:frame></text:p>
      <text:p text:style-name="P2"><draw:frame draw:style-name="fr1" draw:name="Bild18" text:anchor-type="char" svg:width="17cm" svg:height="13.533cm" draw:z-index="17"><draw:image xlink:href="Pictures/1000000100000441000003630BB68D8C8ECAE5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21:14:50.392000000</meta:creation-date>
    <dc:date>2022-03-25T21:27:01.071000000</dc:date>
    <meta:editing-duration>PT12M13S</meta:editing-duration>
    <meta:editing-cycles>3</meta:editing-cycles>
    <meta:generator>LibreOffice/7.2.2.2$Windows_X86_64 LibreOffice_project/02b2acce88a210515b4a5bb2e46cbfb63fe97d56</meta:generator>
    <meta:document-statistic meta:table-count="0" meta:image-count="18" meta:object-count="0" meta:page-count="15" meta:paragraph-count="0" meta:word-count="0" meta:character-count="0" meta:non-whitespace-character-count="0"/>
  </office:meta>
</office:document-meta>
</file>